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Georgia" officeooo:rsid="0004f751" officeooo:paragraph-rsid="0004f751"/>
    </style:style>
    <style:style style:name="P2" style:family="paragraph" style:parent-style-name="Text_20_body">
      <style:text-properties fo:font-variant="normal" fo:text-transform="none" fo:color="#000000" style:font-name="Georgia" fo:font-size="7pt" fo:letter-spacing="normal" fo:font-style="normal" fo:font-weight="normal" officeooo:rsid="000880d8" officeooo:paragraph-rsid="000880d8" style:font-weight-asian="normal" style:font-weight-complex="normal"/>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Georgia" fo:font-size="7pt" fo:letter-spacing="normal" fo:font-style="normal" fo:font-weight="normal"/>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000000" style:font-name="Georgia"/>
    </style:style>
    <style:style style:name="P5" style:family="paragraph" style:parent-style-name="Standard_20__28_user_29_">
      <style:text-properties fo:color="#000000" style:font-name="Georgia" fo:font-weight="bold" officeooo:rsid="002ed0ca" officeooo:paragraph-rsid="0004f751" style:font-weight-asian="bold" style:font-weight-complex="bold"/>
    </style:style>
    <style:style style:name="P6" style:family="paragraph" style:parent-style-name="Standard_20__28_user_29_">
      <style:text-properties fo:color="#000000" style:font-name="Georgia" fo:font-weight="normal" officeooo:rsid="0006d4a1" officeooo:paragraph-rsid="0004f751" style:font-weight-asian="normal" style:font-weight-complex="normal"/>
    </style:style>
    <style:style style:name="P7" style:family="paragraph" style:parent-style-name="Standard_20__28_user_29_">
      <style:text-properties fo:color="#000000" style:font-name="Georgia" fo:font-weight="normal" officeooo:rsid="0006d4a1" officeooo:paragraph-rsid="0006d4a1" style:font-weight-asian="normal" style:font-weight-complex="normal"/>
    </style:style>
    <style:style style:name="P8" style:family="paragraph" style:parent-style-name="Standard_20__28_user_29_">
      <style:text-properties fo:color="#000000" style:font-name="Georgia" fo:font-weight="normal" officeooo:rsid="000880d8" officeooo:paragraph-rsid="000880d8" style:font-weight-asian="normal" style:font-weight-complex="normal"/>
    </style:style>
    <style:style style:name="P9" style:family="paragraph" style:parent-style-name="Standard_20__28_user_29_">
      <style:text-properties fo:color="#000000" style:font-name="Georgia" fo:font-weight="normal" officeooo:rsid="00100d93" officeooo:paragraph-rsid="00100d93" style:font-weight-asian="normal" style:font-weight-complex="normal"/>
    </style:style>
    <style:style style:name="P10" style:family="paragraph" style:parent-style-name="Standard_20__28_user_29_">
      <style:text-properties fo:color="#000000" style:font-name="Georgia" fo:font-weight="normal" officeooo:rsid="0013b054" officeooo:paragraph-rsid="0013b054" style:font-weight-asian="normal" style:font-weight-complex="normal"/>
    </style:style>
    <style:style style:name="P11" style:family="paragraph" style:parent-style-name="Standard_20__28_user_29_">
      <style:text-properties fo:color="#000000" style:font-name="Georgia" fo:font-weight="normal" officeooo:rsid="001425df" officeooo:paragraph-rsid="001425df" style:font-weight-asian="normal" style:font-weight-complex="normal"/>
    </style:style>
    <style:style style:name="P12" style:family="paragraph" style:parent-style-name="Standard_20__28_user_29_">
      <style:text-properties fo:color="#000000" style:font-name="Georgia" fo:font-weight="normal" officeooo:rsid="0017e66b" officeooo:paragraph-rsid="0017e66b" style:font-weight-asian="normal" style:font-weight-complex="normal"/>
    </style:style>
    <style:style style:name="P13" style:family="paragraph" style:parent-style-name="Standard_20__28_user_29_">
      <style:text-properties fo:color="#000000" style:font-name="Georgia" fo:font-weight="normal" officeooo:rsid="001cd209" officeooo:paragraph-rsid="001cd209" style:font-weight-asian="normal" style:font-weight-complex="normal"/>
    </style:style>
    <style:style style:name="P14" style:family="paragraph" style:parent-style-name="Standard_20__28_user_29_">
      <style:text-properties officeooo:rsid="002c4a12" officeooo:paragraph-rsid="002c4a12"/>
    </style:style>
    <style:style style:name="P15" style:family="paragraph" style:parent-style-name="Standard_20__28_user_29_">
      <style:text-properties officeooo:rsid="0067ffc9" officeooo:paragraph-rsid="0067ffc9"/>
    </style:style>
    <style:style style:name="P16" style:family="paragraph" style:parent-style-name="Standard_20__28_user_29_">
      <style:text-properties fo:font-style="normal" fo:font-weight="normal" officeooo:rsid="00748762" officeooo:paragraph-rsid="0067ffc9" style:font-style-asian="normal" style:font-weight-asian="normal" style:font-style-complex="normal" style:font-weight-complex="normal"/>
    </style:style>
    <style:style style:name="P17" style:family="paragraph" style:parent-style-name="Standard_20__28_user_29_">
      <style:text-properties fo:font-style="normal" fo:font-weight="normal" officeooo:rsid="0089ace2" officeooo:paragraph-rsid="0067ffc9" style:font-style-asian="normal" style:font-weight-asian="normal" style:font-style-complex="normal" style:font-weight-complex="normal"/>
    </style:style>
    <style:style style:name="P18" style:family="paragraph" style:parent-style-name="Standard_20__28_user_29_">
      <style:text-properties fo:font-style="normal" fo:font-weight="normal" officeooo:rsid="0089ace2" officeooo:paragraph-rsid="0089ace2" style:font-style-asian="normal" style:font-weight-asian="normal" style:font-style-complex="normal" style:font-weight-complex="normal"/>
    </style:style>
    <style:style style:name="P19" style:family="paragraph" style:parent-style-name="Standard_20__28_user_29_">
      <style:text-properties fo:font-style="normal" fo:font-weight="normal" officeooo:rsid="008b5e12" officeooo:paragraph-rsid="008b5e12" style:font-style-asian="normal" style:font-weight-asian="normal" style:font-style-complex="normal" style:font-weight-complex="normal"/>
    </style:style>
    <style:style style:name="P20" style:family="paragraph" style:parent-style-name="Standard_20__28_user_29_">
      <style:text-properties fo:font-style="normal" fo:font-weight="normal" officeooo:rsid="00918283" officeooo:paragraph-rsid="00918283" style:font-style-asian="normal" style:font-weight-asian="normal" style:font-style-complex="normal" style:font-weight-complex="normal"/>
    </style:style>
    <style:style style:name="P21" style:family="paragraph" style:parent-style-name="Standard_20__28_user_29_">
      <style:text-properties fo:font-style="normal" fo:font-weight="normal" officeooo:rsid="00918283" officeooo:paragraph-rsid="00975d75" style:font-style-asian="normal" style:font-weight-asian="normal" style:font-style-complex="normal" style:font-weight-complex="normal"/>
    </style:style>
    <style:style style:name="P22" style:family="paragraph" style:parent-style-name="Standard_20__28_user_29_">
      <style:text-properties officeooo:rsid="00830e20" officeooo:paragraph-rsid="00830e20"/>
    </style:style>
    <style:style style:name="P23" style:family="paragraph" style:parent-style-name="Standard_20__28_user_29_">
      <style:text-properties officeooo:rsid="00833cf8" officeooo:paragraph-rsid="00833cf8"/>
    </style:style>
    <style:style style:name="P24" style:family="paragraph" style:parent-style-name="Standard_20__28_user_29_">
      <style:text-properties officeooo:paragraph-rsid="0087e472"/>
    </style:style>
    <style:style style:name="P25" style:family="paragraph" style:parent-style-name="Standard_20__28_user_29_">
      <style:text-properties officeooo:paragraph-rsid="00ab6f09"/>
    </style:style>
    <style:style style:name="P26" style:family="paragraph" style:parent-style-name="Standard_20__28_user_29_">
      <style:text-properties officeooo:paragraph-rsid="00def218"/>
    </style:style>
    <style:style style:name="P27" style:family="paragraph" style:parent-style-name="Standard_20__28_user_29_">
      <style:text-properties officeooo:rsid="00f3dbeb" officeooo:paragraph-rsid="00f3dbeb"/>
    </style:style>
    <style:style style:name="P28" style:family="paragraph" style:parent-style-name="Standard_20__28_user_29_">
      <style:text-properties officeooo:rsid="00f757d1" officeooo:paragraph-rsid="00f757d1"/>
    </style:style>
    <style:style style:name="P29" style:family="paragraph" style:parent-style-name="Standard_20__28_user_29_">
      <style:text-properties officeooo:paragraph-rsid="00f96120"/>
    </style:style>
    <style:style style:name="P30" style:family="paragraph" style:parent-style-name="Standard_20__28_user_29_">
      <style:text-properties officeooo:rsid="00fd084e" officeooo:paragraph-rsid="00fd084e"/>
    </style:style>
    <style:style style:name="T1" style:family="text">
      <style:text-properties officeooo:rsid="000fff1a"/>
    </style:style>
    <style:style style:name="T2" style:family="text">
      <style:text-properties fo:font-style="italic" fo:font-weight="normal" officeooo:rsid="006e26f1"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6e26f1" style:font-style-asian="normal" style:font-weight-asian="normal" style:font-style-complex="normal" style:font-weight-complex="normal"/>
    </style:style>
    <style:style style:name="T5" style:family="text">
      <style:text-properties fo:font-style="normal" fo:font-weight="normal" officeooo:rsid="006fdb72" style:font-style-asian="normal" style:font-weight-asian="normal" style:font-style-complex="normal" style:font-weight-complex="normal"/>
    </style:style>
    <style:style style:name="T6" style:family="text">
      <style:text-properties fo:font-style="normal" fo:font-weight="normal" officeooo:rsid="00716a43" style:font-style-asian="normal" style:font-weight-asian="normal" style:font-style-complex="normal" style:font-weight-complex="normal"/>
    </style:style>
    <style:style style:name="T7" style:family="text">
      <style:text-properties fo:font-style="normal" fo:font-weight="normal" officeooo:rsid="00730444" style:font-style-asian="normal" style:font-weight-asian="normal" style:font-style-complex="normal" style:font-weight-complex="normal"/>
    </style:style>
    <style:style style:name="T8" style:family="text">
      <style:text-properties fo:font-style="normal" fo:font-weight="normal" officeooo:rsid="00744932" style:font-style-asian="normal" style:font-weight-asian="normal" style:font-style-complex="normal" style:font-weight-complex="normal"/>
    </style:style>
    <style:style style:name="T9" style:family="text">
      <style:text-properties fo:font-style="normal" fo:font-weight="normal" officeooo:rsid="00748762" style:font-style-asian="normal" style:font-weight-asian="normal" style:font-style-complex="normal" style:font-weight-complex="normal"/>
    </style:style>
    <style:style style:name="T10" style:family="text">
      <style:text-properties fo:font-style="normal" fo:font-weight="normal" officeooo:rsid="00833cf8" style:font-style-asian="normal" style:font-weight-asian="normal" style:font-style-complex="normal" style:font-weight-complex="normal"/>
    </style:style>
    <style:style style:name="T11" style:family="text">
      <style:text-properties fo:font-style="normal" fo:font-weight="normal" officeooo:rsid="0083c145" style:font-style-asian="normal" style:font-weight-asian="normal" style:font-style-complex="normal" style:font-weight-complex="normal"/>
    </style:style>
    <style:style style:name="T12" style:family="text">
      <style:text-properties fo:font-style="normal" fo:font-weight="normal" officeooo:rsid="0085a3c8" style:font-style-asian="normal" style:font-weight-asian="normal" style:font-style-complex="normal" style:font-weight-complex="normal"/>
    </style:style>
    <style:style style:name="T13" style:family="text">
      <style:text-properties fo:font-style="normal" fo:font-weight="normal" officeooo:rsid="00860487" style:font-style-asian="normal" style:font-weight-asian="normal" style:font-style-complex="normal" style:font-weight-complex="normal"/>
    </style:style>
    <style:style style:name="T14" style:family="text">
      <style:text-properties fo:font-style="normal" fo:font-weight="normal" officeooo:rsid="0087e472" style:font-style-asian="normal" style:font-weight-asian="normal" style:font-style-complex="normal" style:font-weight-complex="normal"/>
    </style:style>
    <style:style style:name="T15" style:family="text">
      <style:text-properties fo:font-style="normal" fo:font-weight="normal" officeooo:rsid="0089ace2" style:font-style-asian="normal" style:font-weight-asian="normal" style:font-style-complex="normal" style:font-weight-complex="normal"/>
    </style:style>
    <style:style style:name="T16" style:family="text">
      <style:text-properties fo:font-style="normal" fo:font-weight="normal" officeooo:rsid="008d19a6" style:font-style-asian="normal" style:font-weight-asian="normal" style:font-style-complex="normal" style:font-weight-complex="normal"/>
    </style:style>
    <style:style style:name="T17" style:family="text">
      <style:text-properties fo:font-style="normal" fo:font-weight="normal" officeooo:rsid="008d9c14" style:font-style-asian="normal" style:font-weight-asian="normal" style:font-style-complex="normal" style:font-weight-complex="normal"/>
    </style:style>
    <style:style style:name="T18" style:family="text">
      <style:text-properties fo:font-style="normal" fo:font-weight="normal" officeooo:rsid="00975d75" style:font-style-asian="normal" style:font-weight-asian="normal" style:font-style-complex="normal" style:font-weight-complex="normal"/>
    </style:style>
    <style:style style:name="T19" style:family="text">
      <style:text-properties fo:font-style="normal" fo:font-weight="normal" officeooo:rsid="0098fab2" style:font-style-asian="normal" style:font-weight-asian="normal" style:font-style-complex="normal" style:font-weight-complex="normal"/>
    </style:style>
    <style:style style:name="T20" style:family="text">
      <style:text-properties fo:font-style="normal" fo:font-weight="normal" officeooo:rsid="00ab6f09" style:font-style-asian="normal" style:font-weight-asian="normal" style:font-style-complex="normal" style:font-weight-complex="normal"/>
    </style:style>
    <style:style style:name="T21" style:family="text">
      <style:text-properties fo:font-style="normal" fo:font-weight="normal" officeooo:rsid="00abebba" style:font-style-asian="normal" style:font-weight-asian="normal" style:font-style-complex="normal" style:font-weight-complex="normal"/>
    </style:style>
    <style:style style:name="T22" style:family="text">
      <style:text-properties fo:font-style="normal" fo:font-weight="normal" officeooo:rsid="00ade132" style:font-style-asian="normal" style:font-weight-asian="normal" style:font-style-complex="normal" style:font-weight-complex="normal"/>
    </style:style>
    <style:style style:name="T23" style:family="text">
      <style:text-properties fo:font-style="normal" fo:font-weight="normal" officeooo:rsid="00b65515" style:font-style-asian="normal" style:font-weight-asian="normal" style:font-style-complex="normal" style:font-weight-complex="normal"/>
    </style:style>
    <style:style style:name="T24" style:family="text">
      <style:text-properties fo:font-style="normal" fo:font-weight="normal" officeooo:rsid="00b769d3" style:font-style-asian="normal" style:font-weight-asian="normal" style:font-style-complex="normal" style:font-weight-complex="normal"/>
    </style:style>
    <style:style style:name="T25" style:family="text">
      <style:text-properties fo:font-style="normal" fo:font-weight="normal" officeooo:rsid="00c5cbce" style:font-style-asian="normal" style:font-weight-asian="normal" style:font-style-complex="normal" style:font-weight-complex="normal"/>
    </style:style>
    <style:style style:name="T26" style:family="text">
      <style:text-properties fo:font-style="normal" fo:font-weight="normal" officeooo:rsid="00c7931a" style:font-style-asian="normal" style:font-weight-asian="normal" style:font-style-complex="normal" style:font-weight-complex="normal"/>
    </style:style>
    <style:style style:name="T27" style:family="text">
      <style:text-properties fo:font-style="normal" fo:font-weight="normal" officeooo:rsid="00caab0d" style:font-style-asian="normal" style:font-weight-asian="normal" style:font-style-complex="normal" style:font-weight-complex="normal"/>
    </style:style>
    <style:style style:name="T28" style:family="text">
      <style:text-properties fo:font-style="normal" fo:font-weight="normal" officeooo:rsid="00cc52da" style:font-style-asian="normal" style:font-weight-asian="normal" style:font-style-complex="normal" style:font-weight-complex="normal"/>
    </style:style>
    <style:style style:name="T29" style:family="text">
      <style:text-properties fo:font-style="normal" fo:font-weight="normal" officeooo:rsid="00cd649d" style:font-style-asian="normal" style:font-weight-asian="normal" style:font-style-complex="normal" style:font-weight-complex="normal"/>
    </style:style>
    <style:style style:name="T30" style:family="text">
      <style:text-properties fo:font-style="normal" fo:font-weight="normal" officeooo:rsid="00cd9519" style:font-style-asian="normal" style:font-weight-asian="normal" style:font-style-complex="normal" style:font-weight-complex="normal"/>
    </style:style>
    <style:style style:name="T31" style:family="text">
      <style:text-properties fo:font-style="normal" fo:font-weight="normal" officeooo:rsid="00cee42a" style:font-style-asian="normal" style:font-weight-asian="normal" style:font-style-complex="normal" style:font-weight-complex="normal"/>
    </style:style>
    <style:style style:name="T32" style:family="text">
      <style:text-properties fo:font-style="normal" fo:font-weight="normal" officeooo:rsid="00cf2e49" style:font-style-asian="normal" style:font-weight-asian="normal" style:font-style-complex="normal" style:font-weight-complex="normal"/>
    </style:style>
    <style:style style:name="T33" style:family="text">
      <style:text-properties fo:font-style="normal" fo:font-weight="normal" officeooo:rsid="00d296b7" style:font-style-asian="normal" style:font-weight-asian="normal" style:font-style-complex="normal" style:font-weight-complex="normal"/>
    </style:style>
    <style:style style:name="T34" style:family="text">
      <style:text-properties fo:font-style="normal" fo:font-weight="normal" officeooo:rsid="00ac554b" style:font-style-asian="normal" style:font-weight-asian="normal" style:font-style-complex="normal" style:font-weight-complex="normal"/>
    </style:style>
    <style:style style:name="T35" style:family="text">
      <style:text-properties fo:font-style="normal" fo:font-weight="normal" officeooo:rsid="00d2e4a3" style:font-style-asian="normal" style:font-weight-asian="normal" style:font-style-complex="normal" style:font-weight-complex="normal"/>
    </style:style>
    <style:style style:name="T36" style:family="text">
      <style:text-properties fo:font-style="normal" fo:font-weight="normal" officeooo:rsid="00d470ee" style:font-style-asian="normal" style:font-weight-asian="normal" style:font-style-complex="normal" style:font-weight-complex="normal"/>
    </style:style>
    <style:style style:name="T37" style:family="text">
      <style:text-properties fo:font-style="normal" fo:font-weight="normal" officeooo:rsid="00d4d057" style:font-style-asian="normal" style:font-weight-asian="normal" style:font-style-complex="normal" style:font-weight-complex="normal"/>
    </style:style>
    <style:style style:name="T38" style:family="text">
      <style:text-properties fo:font-style="normal" fo:font-weight="normal" officeooo:rsid="00d5d724" style:font-style-asian="normal" style:font-weight-asian="normal" style:font-style-complex="normal" style:font-weight-complex="normal"/>
    </style:style>
    <style:style style:name="T39" style:family="text">
      <style:text-properties fo:font-style="normal" fo:font-weight="normal" officeooo:rsid="00d71f73" style:font-style-asian="normal" style:font-weight-asian="normal" style:font-style-complex="normal" style:font-weight-complex="normal"/>
    </style:style>
    <style:style style:name="T40" style:family="text">
      <style:text-properties fo:font-style="normal" fo:font-weight="normal" officeooo:rsid="00d86085" style:font-style-asian="normal" style:font-weight-asian="normal" style:font-style-complex="normal" style:font-weight-complex="normal"/>
    </style:style>
    <style:style style:name="T41" style:family="text">
      <style:text-properties fo:font-style="normal" fo:font-weight="normal" officeooo:rsid="00d88e3b" style:font-style-asian="normal" style:font-weight-asian="normal" style:font-style-complex="normal" style:font-weight-complex="normal"/>
    </style:style>
    <style:style style:name="T42" style:family="text">
      <style:text-properties fo:font-style="normal" fo:font-weight="normal" officeooo:rsid="00d8bb56" style:font-style-asian="normal" style:font-weight-asian="normal" style:font-style-complex="normal" style:font-weight-complex="normal"/>
    </style:style>
    <style:style style:name="T43" style:family="text">
      <style:text-properties fo:font-style="normal" fo:font-weight="normal" officeooo:rsid="00da8ad0" style:font-style-asian="normal" style:font-weight-asian="normal" style:font-style-complex="normal" style:font-weight-complex="normal"/>
    </style:style>
    <style:style style:name="T44" style:family="text">
      <style:text-properties fo:font-style="normal" fo:font-weight="normal" officeooo:rsid="00dc4733" style:font-style-asian="normal" style:font-weight-asian="normal" style:font-style-complex="normal" style:font-weight-complex="normal"/>
    </style:style>
    <style:style style:name="T45" style:family="text">
      <style:text-properties fo:font-style="normal" fo:font-weight="normal" officeooo:rsid="00dd6dac" style:font-style-asian="normal" style:font-weight-asian="normal" style:font-style-complex="normal" style:font-weight-complex="normal"/>
    </style:style>
    <style:style style:name="T46" style:family="text">
      <style:text-properties fo:font-style="normal" fo:font-weight="normal" officeooo:rsid="00e013bf" style:font-style-asian="normal" style:font-weight-asian="normal" style:font-style-complex="normal" style:font-weight-complex="normal"/>
    </style:style>
    <style:style style:name="T47" style:family="text">
      <style:text-properties fo:font-style="normal" fo:font-weight="normal" officeooo:rsid="00f55694" style:font-style-asian="normal" style:font-weight-asian="normal" style:font-style-complex="normal" style:font-weight-complex="normal"/>
    </style:style>
    <style:style style:name="T48" style:family="text">
      <style:text-properties fo:font-style="normal" fo:font-weight="normal" officeooo:rsid="00f59e55" style:font-style-asian="normal" style:font-weight-asian="normal" style:font-style-complex="normal" style:font-weight-complex="normal"/>
    </style:style>
    <style:style style:name="T49" style:family="text">
      <style:text-properties fo:font-style="normal" fo:font-weight="normal" officeooo:rsid="00f645b5" style:font-style-asian="normal" style:font-weight-asian="normal" style:font-style-complex="normal" style:font-weight-complex="normal"/>
    </style:style>
    <style:style style:name="T50" style:family="text">
      <style:text-properties fo:font-style="normal" fo:font-weight="normal" officeooo:rsid="00f96120" style:font-style-asian="normal" style:font-weight-asian="normal" style:font-style-complex="normal" style:font-weight-complex="normal"/>
    </style:style>
    <style:style style:name="T51" style:family="text">
      <style:text-properties fo:font-style="normal" fo:font-weight="normal" officeooo:rsid="00fb0ede" style:font-style-asian="normal" style:font-weight-asian="normal" style:font-style-complex="normal" style:font-weight-complex="normal"/>
    </style:style>
    <style:style style:name="T52" style:family="text">
      <style:text-properties fo:color="#000000" style:font-name="Georgia" fo:font-size="12pt" fo:language="en" fo:country="US" fo:font-style="normal"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53" style:family="text">
      <style:text-properties officeooo:rsid="0068aae1"/>
    </style:style>
    <style:style style:name="T54" style:family="text">
      <style:text-properties officeooo:rsid="006a653a"/>
    </style:style>
    <style:style style:name="T55" style:family="text">
      <style:text-properties fo:font-weight="bold" officeooo:rsid="006a653a" style:font-weight-asian="bold" style:font-weight-complex="bold"/>
    </style:style>
    <style:style style:name="T56" style:family="text">
      <style:text-properties fo:font-weight="normal" officeooo:rsid="006a653a" style:font-weight-asian="normal" style:font-weight-complex="normal"/>
    </style:style>
    <style:style style:name="T57" style:family="text">
      <style:text-properties fo:font-weight="normal" officeooo:rsid="006b4eae" style:font-weight-asian="normal" style:font-weight-complex="normal"/>
    </style:style>
    <style:style style:name="T58" style:family="text">
      <style:text-properties fo:font-weight="normal" officeooo:rsid="006bd285" style:font-weight-asian="normal" style:font-weight-complex="normal"/>
    </style:style>
    <style:style style:name="T59" style:family="text">
      <style:text-properties fo:font-weight="normal" officeooo:rsid="006c5487" style:font-weight-asian="normal" style:font-weight-complex="normal"/>
    </style:style>
    <style:style style:name="T60" style:family="text">
      <style:text-properties fo:font-weight="normal" officeooo:rsid="006e26f1" style:font-weight-asian="normal" style:font-weight-complex="normal"/>
    </style:style>
    <style:style style:name="T61" style:family="text">
      <style:text-properties style:use-window-font-color="true" style:font-name="Times New Roman" fo:font-size="12pt" fo:language="en" fo:country="US" fo:font-style="normal" fo:font-weight="normal" officeooo:rsid="0089ace2"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62" style:family="text">
      <style:text-properties style:use-window-font-color="true" style:font-name="Times New Roman" fo:font-size="12pt" fo:language="en" fo:country="US" fo:font-style="normal" fo:font-weight="normal" officeooo:rsid="00d296b7"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63" style:family="text">
      <style:text-properties style:use-window-font-color="true" style:font-name="Times New Roman" fo:font-size="12pt" fo:language="en" fo:country="US" fo:font-style="normal" fo:font-weight="normal" officeooo:rsid="00dca7c6"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64" style:family="text">
      <style:text-properties style:use-window-font-color="true" style:font-name="Times New Roman" fo:font-size="12pt" fo:language="en" fo:country="US" fo:font-style="normal" fo:font-weight="normal" officeooo:rsid="00def218"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65" style:family="text">
      <style:text-properties style:use-window-font-color="true" style:font-name="Times New Roman" fo:font-size="12pt" fo:language="en" fo:country="US" fo:font-style="normal" fo:font-weight="normal" officeooo:rsid="00f96120"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66" style:family="text">
      <style:text-properties officeooo:rsid="008d19a6"/>
    </style:style>
    <style:style style:name="T67" style:family="text">
      <style:text-properties officeooo:rsid="00920c64"/>
    </style:style>
    <style:style style:name="T68" style:family="text">
      <style:text-properties officeooo:rsid="0094d3ee"/>
    </style:style>
    <style:style style:name="T69" style:family="text">
      <style:text-properties officeooo:rsid="0095afc2"/>
    </style:style>
    <style:style style:name="T70" style:family="text">
      <style:text-properties officeooo:rsid="00f961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ith:</text:p>
      <text:p text:style-name="P5">-THE GOD KING THAT TAKES SIPHONS ALL MAGIC TO THEMSELF!</text:p>
      <text:p text:style-name="P6"/>
      <text:p text:style-name="P7"/>
      <text:p text:style-name="P8">What created the Dark One of Amarth? OG the laughter of Naa’roleith created living shadows that can animate undead. Unlike. <text:span text:style-name="T1">Revistited (many months later): The Dark One is Hasedek, Esteon, a Lesser Auhron of Andolem! The Dark One is his avatar in the Material World, trapped in place by the Scrolls of Seven.</text:span></text:p>
      <text:p text:style-name="P8"/>
      <text:p text:style-name="P2">Magic of one of my worlds is very reagent-heavy, requiring materials, measuring, gathering and identifying chemicals, plants, and hoarding vials and bottles of the stuff. There are attempts at formal textbooks, but they end up only functioning as a kind of descriptive dictionary of magic practiced in a particular area. Many writers will attempt to create something full and comprehensive, but the magic practices they heard of from far regions that they include will stick out like a sore thumb in their writing. Magic is highly flavored by culture, language, poetry, and even double entendres.</text:p>
      <text:p text:style-name="P3">Anyone hoping to become a magician is expected to maintain a personal tome of magic, descriptions of what works and what doesn't, what you were taught by your parents, friends, tutors, or heroes. You are expected to iterate on it, edit it, prune, just as much as add. "Study" of magic will involve starting to read the tomes of long-dead mages in magician libraries in attempts to look for consistencies across different' people's magic, which, naturally, will be more likely with magicians that share cultures.</text:p>
      <text:p text:style-name="P3">If you happen to find a common procedural thread across very disparate magician tomes is a precious find; you are closer to finding something that many magician scholars say doesn't exist, a universal truth of magic.</text:p>
      <text:p text:style-name="P8"/>
      <text:p text:style-name="P8">--------------------------------------</text:p>
      <text:p text:style-name="P2">A long, long time ago, we started digging. No one knows what we were running from, but it must've been bad because we went down and closed the way behind us. After that, there was nowhere to go but down. Thankfully, we had the Well to guide us. When we emptied the stone and soil of resources, and when generations of entombed dead had filled long-abandoned halls, we climbed down the stairs circling the Well and carved a new home out of the rock. Again, and again, and again.</text:p>
      <text:p text:style-name="P3">It was many generations before the evil found us again. This time it settled in the tombs of our honored dead, turning them into murderous monsters and abominations. They say the first time was a massacre, that only a handful of us escaped. I don't know about that, but I know that every few generations we move farther down, blocking off all the routes upward except the Well. It was only within the last few generations that we built the Gate that's kept us safe enough to grow again.</text:p>
      <text:p text:style-name="P4"/>
      <text:p text:style-name="P3">You live in Bastion, the last city, the dark refuge against all that threatens humanity. So did your parents, their parents, and so on ad infinitum. Lit by gaslamp, bioluminescent fungi, and bituminous coal torches, you survive on the grace of the magical paint and rune magic that make life livable. Bastion exists as an offshoot of the Well, the massive shaft of emptiness pointing straight down as the plumb bob hangs.</text:p>
      <text:p text:style-name="P3">The Well is an empty shaft one hundred meters in diameter and ringed on the interior wall by a helical stairway that climbs into the black reaches above and recesses below. That stairway, broad enough for four to walk comfortably abreast, has a landing every one-third rotation around the Well with a massive double door that opens onto that level. Each level is about twenty-one meters above or below the next, and going up three levels puts you about sixty-three meters directly above the level you left.</text:p>
      <text:p text:style-name="P4"/>
      <text:p text:style-name="P3">You are a gravedigger, one of the brave or crazy few who climbs the Well to the tombs above. You put our dead back to rest and bring back treasures of our past. Maybe you do it for the bounties. Maybe you do it for the loot, or for the thrill. Or perhaps you do it because you can't help but want to find out what's really up there, in the past that we think we've buried.</text:p>
      <text:p text:style-name="P9">---</text:p>
      <text:p text:style-name="P10">Religions evolve in abstraction, deities don’t necessarily give straight answers and are not believed to give straight answers.</text:p>
      <text:p text:style-name="P10"/>
      <text:p text:style-name="P10"/>
      <text:p text:style-name="P10">–</text:p>
      <text:p text:style-name="P11">Religion in which the souls of the deceased are placed within a monument</text:p>
      <text:p text:style-name="P12">-</text:p>
      <text:p text:style-name="P13">Peaceful empire, tolerant, re-purposes captured kings</text:p>
      <text:p text:style-name="P13">-</text:p>
      <text:p text:style-name="P13">Evil empire, causes divine collapse and converts others to new religion as a way to prevent collapse</text:p>
      <text:p text:style-name="P13">-</text:p>
      <text:p text:style-name="P14"><text:span text:style-name="T52">-Niche system </text:span><text:a xlink:type="simple" xlink:href="https://www.reddit.com/r/worldbuilding/comments/ugdqfe/i_want_to_introduce_the_magic_system_of_my_world/" text:style-name="Internet_20_link" text:visited-style-name="Visited_20_Internet_20_Link">https://www.reddit.com/r/worldbuilding/comments/ugdqfe/i_want_to_introduce_the_magic_system_of_my_world/</text:a></text:p>
      <text:p text:style-name="P14"><text:soft-page-break/></text:p>
      <text:p text:style-name="P14"/>
      <text:p text:style-name="P14"/>
      <text:p text:style-name="P14">–</text:p>
      <text:p text:style-name="P15">On the evolution of Self Magic from Autochthon supplication</text:p>
      <text:p text:style-name="P15"/>
      <text:p text:style-name="P15">Before Apythia’s (Guirian, Usadan ages) ritual: magic can be performed at will</text:p>
      <text:p text:style-name="P15">Apythian Age: magic must be translated</text:p>
      <text:p text:style-name="P15"><text:tab/>-Loss of all Self Magic</text:p>
      <text:p text:style-name="P15"><text:tab/>-Some are born as epinosts, though they do not know how to control their power. They might have explosive, wild-magic bursts, which often distinguish them within a culture. Most <text:span text:style-name="T53">astar </text:span>cultures during the early Apythian would tie these epinosts to their religions and cults, saying they are touched by the gods. Epinosts during this time are not typically more powerful, though the wild-magic in their hearts could save them at times and increase the religious fervor of those around them. Thus, <text:span text:style-name="T53">astar </text:span>epinosts are intricately woven into the cults of the world. <text:span text:style-name="T53">If any epinosts develop slight abilities to use their powers through ritual (personal ambition, belief that “they are more”) these arts are never passed down.</text:span></text:p>
      <text:p text:style-name="P15"><text:tab/>-<text:span text:style-name="T53">Waith-born epinosts during this time are more likely to be seen as truly magical. </text:span><text:span text:style-name="T54">Because the Waith birth rate is so low, pure Waith epinosts are </text:span><text:span text:style-name="T55">exceedingly rare</text:span><text:span text:style-name="T56">, one-in-a-million or so. This puts maybe one or two epinosts between Apythia’s ritual and the development of Self Magic. These epinosts might be encouraged to pursue their powers, though without the basis of cult ritual they have no chance of uncovering translations.</text:span></text:p>
      <text:p text:style-name="P15"><text:span text:style-name="T56"><text:tab/>-</text:span><text:span text:style-name="T57">As the post-Cerisians </text:span><text:span text:style-name="T58">settle into some sort of powerful, stable society in the early iron age, they may begin to theorize about the workings of the divinely created world. </text:span><text:span text:style-name="T59">They develop early theories of natural philosophy and arcane philosophy. If these post-Cerisians come in contact with expanding Rhun, the Rhun legends of Self Magic and the presence of a number of epinosts combined with possibly the recovery of the Tablets of Mallorn or Taregil AND the prodding of Eres and Haseduanth could push some </text:span><text:span text:style-name="T60">epinosts within this culture to supplicate their deities for the </text:span><text:span text:style-name="T2">personal ability</text:span><text:span text:style-name="T4"> to use magic. Thus, the central switch of asking the deity to use their power and asking the deity for the personal ability to use magic is flipped. </text:span><text:span text:style-name="T5">These epinosts (or possibly epinosts created by Autochthons) follow the teachings of the Tablets of Mallorn and embrace the flow of magic through their bodies in cult settings. </text:span><text:span text:style-name="T6">These epinost cultists may then take the next step and use rituals (probably not of their own making but of the making of the deities) to cast the first spells. </text:span><text:span text:style-name="T7">The deities that might provide things like this are deities of secrets, magic, power, etc. Eres might be associated with these—will she know to give them rituals? She might </text:span><text:span text:style-name="T8">not personally understand the whole mechanics of translation, though if they ask for the personal ability she might begin to catch on. She sees the results of Apythia’s ritual and knows that something is hampering the flow of magic through the heart. At this point, she may tell them to use modified versions of cult rituals they already know—</text:span><text:span text:style-name="T9">or just to use the same rituals but with a different mindset. A mindset of personal power and will.</text:span></text:p>
      <text:p text:style-name="P16"/>
      <text:p text:style-name="P22"><text:span text:style-name="T9">1. </text:span><text:span text:style-name="T3">Divine </text:span><text:span text:style-name="T10">ritual </text:span><text:span text:style-name="T3">supplication – </text:span><text:span text:style-name="T14">People ask deities to use magic</text:span></text:p>
      <text:p text:style-name="P22"><text:span text:style-name="T3">2. Divine/</text:span><text:span text:style-name="T11">Auhr</text:span><text:span text:style-name="T12">onal </text:span><text:span text:style-name="T14">ritual</text:span><text:span text:style-name="T3"> epinostal </text:span><text:span text:style-name="T10">(ritual clerics, paladins, warlocks, druids) – </text:span><text:span text:style-name="T14">People ask deities to grant them the power to use magic </text:span><text:span text:style-name="T16">(Deities are the final, deciding part of translation). This rises from a society where deities have increased in power from their historical selves. They are no longer as benevolent either—making them less willing to help their mortal worshipers by expending their own power to carry out supplicant magical rituals. This transition to personal magic with divine intervention as part of translation occurs when Cerisians are influenced by Hehtan and the Rhun pilgrims. </text:span><text:span text:style-name="T17">The Rhun provide the mindset of “personal magic” and the Cerisians provide the mindset of a non-benevolent deity. It is easier to ask a deity for permission then to ask the deity to perform an action for you.</text:span></text:p>
      <text:p text:style-name="P23"><text:soft-page-break/><text:span text:style-name="T3">3. </text:span><text:span text:style-name="T13">Personal </text:span><text:span text:style-name="T14">ritual </text:span><text:span text:style-name="T13">epinostal </text:span><text:span text:style-name="T15">(ritual wizard)</text:span><text:span text:style-name="T13"> – </text:span><text:span text:style-name="T14">People use their own power to use </text:span><text:span text:style-name="T15">ritual </text:span><text:span text:style-name="T14">magic </text:span><text:span text:style-name="T16">(translation is done without divine intervention)</text:span></text:p>
      <text:p text:style-name="P18">4. Magical philosophy – spell translation (non-ritual casting devleoped, but it takes a long time)</text:p>
      <text:p text:style-name="P18">4a. Sorcerers </text:p>
      <text:p text:style-name="P24"><text:span text:style-name="T61">5</text:span><text:span text:style-name="T14">. </text:span><text:span text:style-name="T15">Spell preparation (non-ritual casting developed)</text:span></text:p>
      <text:p text:style-name="P17"/>
      <text:p text:style-name="P19">Bard – <text:span text:style-name="T66">spontaneous casting</text:span></text:p>
      <text:p text:style-name="P19">Cleric – <text:span text:style-name="T66">divine casting</text:span></text:p>
      <text:p text:style-name="P19">Paladin – <text:span text:style-name="T66">divine casting</text:span></text:p>
      <text:p text:style-name="P19">Ranger - <text:span text:style-name="T66">both</text:span></text:p>
      <text:p text:style-name="P19">Druid – <text:span text:style-name="T66">divine casting</text:span></text:p>
      <text:p text:style-name="P19">Sorcerer – <text:span text:style-name="T66">spontaneous casting</text:span></text:p>
      <text:p text:style-name="P19">Wizard – <text:span text:style-name="T66">spontaneous casting</text:span></text:p>
      <text:p text:style-name="P19">Warlock – <text:span text:style-name="T66">divine casting</text:span></text:p>
      <text:p text:style-name="P19"/>
      <text:p text:style-name="P19"/>
      <text:p text:style-name="P20">More on this.</text:p>
      <text:p text:style-name="P21">The initial Cerisians that migrated east after the collapse of Nabashanum began to fear their gods. <text:span text:style-name="T67">Those that came after, the Narazi and other astar that migrated to escape the chronic disasters of the Early Bronze Age Collapse, brought a view of the gods as actively malevolent. These two views combined into the central motivator behind Akshani religion: the defense against and war against the gods. </text:span><text:span text:style-name="T68">Eres was active in shaping these ideas and the paths of their evolution. She had been developing a plan over the last several millennia, from the time when Hehtan became her servant. She pointed him towards the bones of Faranwe in the Akobate, and at the same time molded a society that could no longer rely on their gods for magic. Though she did not know the full extent of what the bones of Faranwe could show her, she believed that they would help her unlock the secret of undoing </text:span><text:span text:style-name="T69">or bypassing </text:span><text:span text:style-name="T68">Apythia’s ritual—</text:span><text:span text:style-name="T69">she made a calculated bet.</text:span></text:p>
      <text:p text:style-name="P25"><text:span text:style-name="T18">Before the coming of Hehtan, the Akshani </text:span><text:span text:style-name="T19">traditions of supplication were diminished. The rewards of supplication were focused on the mitigation of divine retribution, rather than the pursuit of any personal goals, as had developed in earlier Narazi society. </text:span><text:span text:style-name="T20">It was by the independent actions of Guire that Eres’ plans we</text:span><text:span text:style-name="T21">re to come to fruition.</text:span></text:p>
      <text:p text:style-name="P26"><text:span text:style-name="T21">G</text:span><text:span text:style-name="T34">uire had long watched the world, though he had not much intervened. </text:span><text:span text:style-name="T22">He had whispered in the minds of mortals and manifested as spirits in numerous ancient societies, and he had eventually been elevated to godhood by </text:span><text:span text:style-name="T33">a group of Huromans</text:span><text:span text:style-name="T22"> ~42k BBT. </text:span><text:span text:style-name="T25">He noticed and learned many things about his new nature and about the world during his time as an Auhron. </text:span><text:span text:style-name="T23">He found empirically that he gained power as more people worshiped him—</text:span><text:span text:style-name="T24">though he did not fully understand the mechanism of this, he realized that if he wanted power in this world then he needed to be active within the mortal’s pantheons. </text:span><text:span text:style-name="T26">Additionally, he witnessed the birth, activity, and diminishment of Autochthons. </text:span><text:span text:style-name="T27">He </text:span><text:span text:style-name="T28">traveled to their realms in the Veil and saw the many afterlives of mortals. </text:span><text:span text:style-name="T29">As he fell from the </text:span><text:span text:style-name="T62">Huroman</text:span><text:span text:style-name="T29"> pantheon </text:span><text:span text:style-name="T35">in the chaos of the EBAC</text:span><text:span text:style-name="T29">, he </text:span><text:span text:style-name="T37">was drawn towards the astar migrating to the land of Akshah</text:span><text:span text:style-name="T29">. Eres, more and more adept at shaping the minds of mortals from afar, was pushing them towards total war with their deities. </text:span><text:span text:style-name="T30">Guire was drawn by this fear and struggle—he wanted to push back against it and save the </text:span><text:span text:style-name="T37">Akshani</text:span><text:span text:style-name="T30">. </text:span><text:span text:style-name="T31">He began building an Autochthon singularly apart from the other Akshani deities: the first Nkatha, “Tiratha”, meaning “The Eminent Warrior”. </text:span><text:span text:style-name="T32">Once the role of Tiratha matured and allowed Guire physical form </text:span><text:span text:style-name="T36">(also the power to fulfill supplications), </text:span><text:span text:style-name="T38">he began his most dangerous position yet: the single warrior fighting against the myriad of monstrous gods of the Akshani. While Guire was a Greater Auhron, that did not make him indestructible against other gods—</text:span><text:span text:style-name="T39">he could be killed in battle. </text:span><text:span text:style-name="T40">The physical manifestiture of Guire as Tiratha coincided with the arrival of Hehtan to Akshah. </text:span><text:span text:style-name="T41">It was soon evident to Tiratha that the goddess that Hehtan served was actually his daughter Eres, acting from </text:span><text:soft-page-break/><text:span text:style-name="T41">her dark realm of banishment. He had known that the Lesser Auhrons existed; he spoke to Selor and </text:span><text:span text:style-name="T42">had</text:span><text:span text:style-name="T41"> learned about the existence of Andolem, </text:span><text:span text:style-name="T43">but he had never as of yet identified their manipulations in Mediul. </text:span><text:span text:style-name="T44">Through Hehtan, Guire and Eres spoke and devised a plan. Eres had deciphered the writings on the bones of Faranwe during the pilgrimage of Hehtan and his band from the Akobate. She believed she could induce the translation of magical power within a believer, though she needed the foundation of Tiratha to accomplish it. It was thus through the combined understanding and actions of both Guire and Eres that the first </text:span><text:span text:style-name="T63">translational spell was cast </text:span><text:span text:style-name="T64">by their mutual servant, Hehtan</text:span><text:span text:style-name="T44">. </text:span><text:span text:style-name="T45">After this, Eres aided in creating aditional Nkatha to help Guire in his fight. </text:span><text:span text:style-name="T46">Hehtan spread the gospel of the Nkatha, and more and more began to use personal magic.</text:span></text:p>
      <text:p text:style-name="P26"><text:span text:style-name="T46"/></text:p>
      <text:p text:style-name="P26"><text:span text:style-name="T46"/></text:p>
      <text:p text:style-name="P26"><text:span text:style-name="T46"/></text:p>
      <text:p text:style-name="P26"><text:span text:style-name="T46">–</text:span></text:p>
      <text:p text:style-name="P26"><text:span text:style-name="T46"/></text:p>
      <text:p text:style-name="P26"><text:span text:style-name="T46"/></text:p>
      <text:p text:style-name="P27"><text:span text:style-name="T46">T</text:span><text:span text:style-name="T3">he Sense is a human trait. Power, a Lineament of Artifex who was the harbinger of humans, knew of the Sense from the original humans. He biologically altered the minds of Guire and Selor to grant them this Sense. </text:span><text:span text:style-name="T47">Guire and Selor gave it to their children, who gave it to thousands of other waith. </text:span><text:span text:style-name="T48">The offspring of each of them had a small chance of inheriting the Sense, about 1 in a million waith children are natural epinosts. </text:span><text:span text:style-name="T49">The astar, created by Guire, have a similar chance of being epinosts.</text:span></text:p>
      <text:p text:style-name="P27"><text:span text:style-name="T49"/></text:p>
      <text:p text:style-name="P28"><text:span text:style-name="T49">H</text:span><text:span text:style-name="T3">umans are, comparatively, magically prodigious. The chances of a natural-born human epinost are approx. 1 in 1,000.</text:span></text:p>
      <text:p text:style-name="P28"><text:span text:style-name="T3"/></text:p>
      <text:p text:style-name="P29"><text:span text:style-name="T50">Of course, anyone can become an epinost. A powerful magical being, a deity, and some Outsiders can use magic to change the biology of one wishing to use magic on their own. But, </text:span><text:span text:style-name="T65">b</text:span><text:span text:style-name="T50">eing born an epinost automatically makes one far more commanding of their own magical abilities. </text:span><text:span text:style-name="T51">A natural epinost will learn magic far more quickly than one who turned epinost from a ritual.</text:span></text:p>
      <text:p text:style-name="P29"><text:span text:style-name="T51"/></text:p>
      <text:p text:style-name="P30"><text:span text:style-name="T51">T</text:span><text:span text:style-name="T3">he Sense is required for anyone to use their own magic.</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17T13:42:45.738573883</meta:creation-date>
    <dc:date>2022-10-18T21:21:19.092340703</dc:date>
    <meta:editing-duration>P1DT17H18M37S</meta:editing-duration>
    <meta:editing-cycles>188</meta:editing-cycles>
    <meta:generator>LibreOffice/6.4.7.2$Linux_X86_64 LibreOffice_project/40$Build-2</meta:generator>
    <meta:document-statistic meta:table-count="0" meta:image-count="0" meta:object-count="0" meta:page-count="4" meta:paragraph-count="53" meta:word-count="2335" meta:character-count="13887" meta:non-whitespace-character-count="11593"/>
  </office:meta>
</office:document-meta>
</file>